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2">
      <style:paragraph-properties fo:margin-top="0in" fo:margin-bottom="0in" loext:contextual-spacing="false"/>
    </style:style>
    <style:style style:name="P4" style:family="paragraph" style:parent-style-name="Text_20_body" style:list-style-name="L3">
      <style:paragraph-properties fo:margin-top="0in" fo:margin-bottom="0in" loext:contextual-spacing="false"/>
    </style:style>
    <style:style style:name="P5" style:family="paragraph" style:parent-style-name="Text_20_body" style:list-style-name="L1" style:master-page-name="HTML">
      <style:paragraph-properties style:page-number="auto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7223244" text:style-name="L1">
        <text:list-item>
          <text:p text:style-name="P5">Is the Consumer really the King in India?</text:p>
        </text:list-item>
      </text:list>
      <text:p text:style-name="Text_20_body"><text:line-break/><text:span text:style-name="Strong_20_Emphasis">Present Perfect continuous Tense </text:span><text:line-break/>We use the present perfect continuous tense when the focus is on the action that is not yet finished or completed .<text:line-break/><text:line-break/><text:span text:style-name="Strong_20_Emphasis">How do we form the </text:span><text:span text:style-name="Strong_20_Emphasis"><text:span text:style-name="Emphasis">Present Perfect Progressive/continuous</text:span></text:span><text:span text:style-name="Strong_20_Emphasis">?</text:span><text:line-break/>We form the <text:span text:style-name="Emphasis">Present Perfect Progressive</text:span> with <text:span text:style-name="Strong_20_Emphasis">have</text:span>, <text:span text:style-name="Strong_20_Emphasis">been</text:span> and the verb with the ending <text:span text:style-name="Strong_20_Emphasis">-ing</text:span>.<text:line-break/><text:span text:style-name="Strong_20_Emphasis">have/has</text:span> + <text:span text:style-name="Strong_20_Emphasis">been</text:span> + <text:span text:style-name="Strong_20_Emphasis">infinitive</text:span> + <text:span text:style-name="Strong_20_Emphasis">-ing</text:span><text:line-break/><text:span text:style-name="Strong_20_Emphasis">has</text:span> → 3rd person singular (he, she, it)<text:line-break/><text:span text:style-name="Strong_20_Emphasis">have</text:span> → all other forms<text:line-break/><text:line-break/>I,you,we,they have been playing.<text:line-break/>It has not been raining since last friday.<text:line-break/><text:line-break/>1. Use of the <text:span text:style-name="Emphasis">Present Perfect Progressive</text:span><text:line-break/>1.1. actions beginning in the past and still continuing (focus is on the action) – mostly with <text:span text:style-name="Emphasis">since</text:span> (point of time) or <text:span text:style-name="Emphasis">for</text:span> (period of time)<text:line-break/><text:line-break/>I <text:span text:style-name="Strong_20_Emphasis">have</text:span> <text:span text:style-name="Strong_20_Emphasis">been</text:span> <text:span text:style-name="Strong_20_Emphasis">waiting</text:span> for you for three hours. <text:span text:style-name="Emphasis">(It was too long.)</text:span><text:line-break/><text:line-break/>1.2. recently completed actions (focus is on the action)<text:line-break/>She <text:span text:style-name="Strong_20_Emphasis">has been</text:span> <text:span text:style-name="Strong_20_Emphasis">watching</text:span> too many videos. <text:span text:style-name="Emphasis">(It took too much time.)</text:span><text:line-break/><text:line-break/>2. Signal words</text:p>
      <text:list xml:id="list3373341206" text:style-name="L2">
        <text:list-item>
          <text:p text:style-name="P3"><text:span text:style-name="Strong_20_Emphasis">all day</text:span></text:p>
        </text:list-item>
        <text:list-item>
          <text:p text:style-name="P3"><text:span text:style-name="Strong_20_Emphasis">the whole day</text:span></text:p>
        </text:list-item>
        <text:list-item>
          <text:p text:style-name="P3"><text:span text:style-name="Strong_20_Emphasis">since</text:span></text:p>
        </text:list-item>
        <text:list-item>
          <text:p text:style-name="P1"><text:span text:style-name="Strong_20_Emphasis">for</text:span></text:p>
        </text:list-item>
      </text:list>
      <text:p text:style-name="Text_20_body"><text:line-break/>Questions with <text:span text:style-name="Strong_20_Emphasis">how long</text:span><text:line-break/>How long have you been waiting here?<text:line-break/><text:line-break/>3. Form<text:line-break/><text:span text:style-name="Strong_20_Emphasis">have/has</text:span> + <text:span text:style-name="Strong_20_Emphasis">been</text:span> + <text:span text:style-name="Strong_20_Emphasis">infinitive</text:span> + <text:span text:style-name="Strong_20_Emphasis">-ing</text:span><text:line-break/><text:line-break/>4. Examples<text:line-break/><text:line-break/>4.1. <text:span text:style-name="Strong_20_Emphasis">Affirmative /positive sentences in the </text:span><text:span text:style-name="Strong_20_Emphasis"><text:span text:style-name="Emphasis">Present Perfect Progressive</text:span></text:span><text:line-break/><text:span text:style-name="Strong_20_Emphasis">Long forms</text:span>                                              <text:span text:style-name="Strong_20_Emphasis">Contracted forms</text:span><text:line-break/>I <text:span text:style-name="Strong_20_Emphasis">have</text:span> <text:span text:style-name="Strong_20_Emphasis">been</text:span> <text:span text:style-name="Strong_20_Emphasis">playing</text:span> handball.           I<text:span text:style-name="Strong_20_Emphasis">'ve</text:span> <text:span text:style-name="Strong_20_Emphasis">been</text:span> <text:span text:style-name="Strong_20_Emphasis">playing</text:span> handball.<text:line-break/>You <text:span text:style-name="Strong_20_Emphasis">have</text:span> <text:span text:style-name="Strong_20_Emphasis">been</text:span> <text:span text:style-name="Strong_20_Emphasis">playing</text:span> handball.       You<text:span text:style-name="Strong_20_Emphasis">'ve</text:span> <text:span text:style-name="Strong_20_Emphasis">been</text:span> <text:span text:style-name="Strong_20_Emphasis">playing</text:span> handball.<text:line-break/>He <text:span text:style-name="Strong_20_Emphasis">has</text:span> <text:span text:style-name="Strong_20_Emphasis">been</text:span> <text:span text:style-name="Strong_20_Emphasis">playing</text:span> handball.          He<text:span text:style-name="Strong_20_Emphasis">'s</text:span> <text:span text:style-name="Strong_20_Emphasis">been</text:span> <text:span text:style-name="Strong_20_Emphasis">playing</text:span> handball.<text:line-break/><text:line-break/>4.2. <text:span text:style-name="Strong_20_Emphasis">Negative sentences in the </text:span><text:span text:style-name="Strong_20_Emphasis"><text:span text:style-name="Emphasis">Present Perfect Progressive</text:span></text:span><text:line-break/><text:line-break/><text:span text:style-name="Strong_20_Emphasis">Long forms                                               Contracted forms</text:span><text:line-break/>I <text:span text:style-name="Strong_20_Emphasis">have</text:span> <text:span text:style-name="Strong_20_Emphasis">not</text:span> <text:span text:style-name="Strong_20_Emphasis">been</text:span> <text:span text:style-name="Strong_20_Emphasis">playing</text:span> handball.    I<text:span text:style-name="Strong_20_Emphasis">'ve</text:span> <text:span text:style-name="Strong_20_Emphasis">not</text:span> <text:span text:style-name="Strong_20_Emphasis">been</text:span> <text:span text:style-name="Strong_20_Emphasis">playing</text:span> handball.<text:line-break/>                                                        I <text:span text:style-name="Strong_20_Emphasis">haven't</text:span> <text:span text:style-name="Strong_20_Emphasis">been</text:span> <text:span text:style-name="Strong_20_Emphasis">playing</text:span> handball.<text:line-break/><text:line-break/>4.3<text:span text:style-name="Strong_20_Emphasis">. Questions in the </text:span><text:span text:style-name="Strong_20_Emphasis"><text:span text:style-name="Emphasis">Present Perfect Progressive</text:span></text:span><text:line-break/><text:span text:style-name="Strong_20_Emphasis">Long forms      </text:span>                                   <text:span text:style-name="Strong_20_Emphasis">Contracted forms</text:span><text:line-break/><text:span text:style-name="Strong_20_Emphasis">Have</text:span> I <text:span text:style-name="Strong_20_Emphasis">been</text:span> <text:span text:style-name="Strong_20_Emphasis">playing</text:span> handball?               not possible<text:line-break/><text:line-break/><text:span text:style-name="Strong_20_Emphasis">quick ex-:present perfect continuous </text:span><text:line-break/>    </text:p>
      <text:list xml:id="list1849179669" text:style-name="L3">
        <text:list-item>
          <text:list>
            <text:list-item>
              <text:p text:style-name="P4">Andrew_____ in the country since 2015. <text:span text:style-name="Emphasis">(not/to live)</text:span></text:p>
            </text:list-item>
            <text:list-item>
              <text:p text:style-name="P4">How long___  your grandparents____  this car? <text:span text:style-name="Emphasis">(to drive)</text:span></text:p>
            </text:list-item>
            <text:list-item>
              <text:p text:style-name="P4">They____  today. <text:span text:style-name="Emphasis">(not/to cycle)</text:span></text:p>
            </text:list-item>
            <text:list-item>
              <text:p text:style-name="P4">Tony _____ his book, but Mary has. <text:span text:style-name="Emphasis">(not/to read)</text:span></text:p>
            </text:list-item>
            <text:list-item>
              <text:p text:style-name="P4">How long_____  he____  for her? <text:span text:style-name="Emphasis">(to wait)</text:span></text:p>
            </text:list-item>
            <text:list-item>
              <text:p text:style-name="P4"> ____Andy ____ on the blue car all day? <text:span text:style-name="Emphasis">(to work)</text:span></text:p>
            </text:list-item>
            <text:list-item>
              <text:p text:style-name="P4">My brother_____  hard enough. <text:span text:style-name="Emphasis">(not/to study)</text:span></text:p>
            </text:list-item>
            <text:list-item>
              <text:p text:style-name="P4">How long____  they____  for a flat? <text:span text:style-name="Emphasis">(to look)</text:span></text:p>
            </text:list-item>
            <text:list-item>
              <text:p text:style-name="P4">I____  my homework recently. <text:span text:style-name="Emphasis">(not/to do)</text:span></text:p>
            </text:list-item>
            <text:list-item>
              <text:p text:style-name="P2">____ you____  the whole morning? <text:span text:style-name="Emphasis">(to sleep)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7c08d1c</dc:title>
    <meta:initial-creator>Etherpad</meta:initial-creator>
    <dc:creator>Etherpad</dc:creator>
    <meta:document-statistic meta:table-count="0" meta:image-count="0" meta:object-count="0" meta:page-count="1" meta:paragraph-count="17" meta:word-count="366" meta:character-count="2390" meta:non-whitespace-character-count="1793"/>
    <meta:generator>LibreOffice/6.2.8.2$Linux_X86_64 LibreOffice_project/20$Build-2</meta:generator>
    <meta:user-defined meta:name=""/>
  </office:meta>
</office:document-meta>
</file>